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9cm"/>
    </style:style>
    <style:style style:name="co2" style:family="table-column">
      <style:table-column-properties fo:break-before="auto" style:column-width="5.4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5.90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5.54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9.599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7.086cm"/>
    </style:style>
    <style:style style:name="co11" style:family="table-column">
      <style:table-column-properties fo:break-before="auto" style:column-width="5.692cm"/>
    </style:style>
    <style:style style:name="co12" style:family="table-column">
      <style:table-column-properties fo:break-before="auto" style:column-width="4.51cm"/>
    </style:style>
    <style:style style:name="co13" style:family="table-column">
      <style:table-column-properties fo:break-before="auto" style:column-width="12.263cm"/>
    </style:style>
    <style:style style:name="co14" style:family="table-column">
      <style:table-column-properties fo:break-before="auto" style:column-width="2.933cm"/>
    </style:style>
    <style:style style:name="co15" style:family="table-column">
      <style:table-column-properties fo:break-before="auto" style:column-width="8.123cm"/>
    </style:style>
    <style:style style:name="co16" style:family="table-column">
      <style:table-column-properties fo:break-before="auto" style:column-width="6.405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943cm"/>
    </style:style>
    <style:style style:name="co19" style:family="table-column">
      <style:table-column-properties fo:break-before="auto" style:column-width="5.833cm"/>
    </style:style>
    <style:style style:name="co20" style:family="table-column">
      <style:table-column-properties fo:break-before="auto" style:column-width="5.689cm"/>
    </style:style>
    <style:style style:name="co21" style:family="table-column">
      <style:table-column-properties fo:break-before="auto" style:column-width="4.867cm"/>
    </style:style>
    <style:style style:name="co22" style:family="table-column">
      <style:table-column-properties fo:break-before="auto" style:column-width="9.768cm"/>
    </style:style>
    <style:style style:name="co23" style:family="table-column">
      <style:table-column-properties fo:break-before="auto" style:column-width="9.841cm"/>
    </style:style>
    <style:style style:name="co24" style:family="table-column">
      <style:table-column-properties fo:break-before="auto" style:column-width="5.51cm"/>
    </style:style>
    <style:style style:name="co25" style:family="table-column">
      <style:table-column-properties fo:break-before="auto" style:column-width="6.477cm"/>
    </style:style>
    <style:style style:name="co26" style:family="table-column">
      <style:table-column-properties fo:break-before="auto" style:column-width="5.152cm"/>
    </style:style>
    <style:style style:name="co27" style:family="table-column">
      <style:table-column-properties fo:break-before="auto" style:column-width="4.651cm"/>
    </style:style>
    <style:style style:name="co28" style:family="table-column">
      <style:table-column-properties fo:break-before="auto" style:column-width="4.115cm"/>
    </style:style>
    <style:style style:name="co29" style:family="table-column">
      <style:table-column-properties fo:break-before="auto" style:column-width="5.188cm"/>
    </style:style>
    <style:style style:name="co30" style:family="table-column">
      <style:table-column-properties fo:break-before="auto" style:column-width="4.258cm"/>
    </style:style>
    <style:style style:name="co31" style:family="table-column">
      <style:table-column-properties fo:break-before="auto" style:column-width="4.544cm"/>
    </style:style>
    <style:style style:name="co32" style:family="table-column">
      <style:table-column-properties fo:break-before="auto" style:column-width="4.974cm"/>
    </style:style>
    <style:style style:name="co33" style:family="table-column">
      <style:table-column-properties fo:break-before="auto" style:column-width="4.616cm"/>
    </style:style>
    <style:style style:name="co34" style:family="table-column">
      <style:table-column-properties fo:break-before="auto" style:column-width="5.475cm"/>
    </style:style>
    <style:style style:name="co35" style:family="table-column">
      <style:table-column-properties fo:break-before="auto" style:column-width="5.009cm"/>
    </style:style>
    <style:style style:name="co36" style:family="table-column">
      <style:table-column-properties fo:break-before="auto" style:column-width="7.586cm"/>
    </style:style>
    <style:style style:name="co37" style:family="table-column">
      <style:table-column-properties fo:break-before="auto" style:column-width="5.368cm"/>
    </style:style>
    <style:style style:name="co38" style:family="table-column">
      <style:table-column-properties fo:break-before="auto" style:column-width="6.6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189cm" fo:break-before="auto" style:use-optimal-row-height="true"/>
    </style:style>
    <style:style style:name="ro3" style:family="table-row">
      <style:table-row-properties style:row-height="1.981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9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vertical-align="top"/>
      <style:text-properties style:font-name="Arial" style:font-name-asian="Arial Unicode MS" style:font-name-complex="Arial Unicode MS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2" office:value-type="string">
            <text:p>IDENT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HLDID</text:p>
          </table:table-cell>
          <table:table-cell table:style-name="ce2" office:value-type="string">
            <text:p>PERSID</text:p>
          </table:table-cell>
          <table:table-cell table:style-name="ce2" office:value-type="string">
            <text:p>DIARY</text:p>
          </table:table-cell>
          <table:table-cell table:style-name="ce2" office:value-type="string">
            <text:p>HHLDSIZE</text:p>
          </table:table-cell>
          <table:table-cell table:style-name="ce2" office:value-type="string">
            <text:p>VEHICLE</text:p>
          </table:table-cell>
          <table:table-cell table:style-name="ce2" office:value-type="string">
            <text:p>COMPUTER</text:p>
          </table:table-cell>
          <table:table-cell table:style-name="ce2" office:value-type="string">
            <text:p>URBAN</text:p>
          </table:table-cell>
          <table:table-cell table:style-name="ce2" office:value-type="string">
            <text:p>AGEKID</text:p>
          </table:table-cell>
          <table:table-cell table:style-name="ce2" office:value-type="string">
            <text:p>AGEKID_HU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CITIZEN</text:p>
          </table:table-cell>
          <table:table-cell table:style-name="ce2" office:value-type="string">
            <text:p>CIVSTAT</text:p>
          </table:table-cell>
          <table:table-cell table:style-name="ce2" office:value-type="string">
            <text:p>EDUCA</text:p>
          </table:table-cell>
          <table:table-cell table:style-name="ce2" office:value-type="string">
            <text:p>EMPSTAT</text:p>
          </table:table-cell>
          <table:table-cell table:style-name="ce2" office:value-type="string">
            <text:p>EMPSP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UNEMP</text:p>
          </table:table-cell>
          <table:table-cell table:style-name="ce2" office:value-type="string">
            <text:p>STUDENT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DISAB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PROPWT</text:p>
          </table:table-cell>
          <table:table-cell table:style-name="ce2" office:value-type="string">
            <text:p>ChildCare</text:p>
          </table:table-cell>
          <table:table-cell table:style-name="ce2" office:value-type="string">
            <text:p>Commuting</text:p>
          </table:table-cell>
          <table:table-cell table:style-name="ce2" office:value-type="string">
            <text:p>Cooking</text:p>
          </table:table-cell>
          <table:table-cell table:style-name="ce2" office:value-type="string">
            <text:p>CulturalActivities</text:p>
          </table:table-cell>
          <table:table-cell table:style-name="ce2" office:value-type="string">
            <text:p>Grocery</text:p>
          </table:table-cell>
          <table:table-cell table:style-name="ce2" office:value-type="string">
            <text:p>HomeLeisure</text:p>
          </table:table-cell>
          <table:table-cell table:style-name="ce2" office:value-type="string">
            <text:p>Housework</text:p>
          </table:table-cell>
          <table:table-cell table:style-name="ce2" office:value-type="string">
            <text:p>Meal</text:p>
          </table:table-cell>
          <table:table-cell table:style-name="ce2" office:value-type="string">
            <text:p>Religion</text:p>
          </table:table-cell>
          <table:table-cell table:style-name="ce2" office:value-type="string">
            <text:p>School</text:p>
          </table:table-cell>
          <table:table-cell table:style-name="ce2" office:value-type="string">
            <text:p>Sleep</text:p>
          </table:table-cell>
          <table:table-cell table:style-name="ce2" office:value-type="string">
            <text:p>SocializingActivities</text:p>
          </table:table-cell>
          <table:table-cell table:style-name="ce2" office:value-type="string">
            <text:p>Sport</text:p>
          </table:table-cell>
          <table:table-cell table:style-name="ce2" office:value-type="string">
            <text:p>Travel</text:p>
          </table:table-cell>
          <table:table-cell table:style-name="ce2" office:value-type="string">
            <text:p>WashDress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WorkBreak</text:p>
          </table:table-cell>
        </table:table-row>
        <table:table-row table:style-name="ro2">
          <table:table-cell office:value-type="string">
            <text:p>Indique à quel dataset </text:p>
            <text:p><text:span text:style-name="T1">la ligne appartient</text:span></text:p>
          </table:table-cell>
          <table:table-cell office:value-type="string">
            <text:p>Un identifieur pour lier </text:p>
            <text:p>Une personne et ses activités </text:p>
          </table:table-cell>
          <table:table-cell office:value-type="string">
            <text:p>Le pays dans lequel</text:p>
            <text:p>l'enquête s'est déroulée</text:p>
          </table:table-cell>
          <table:table-cell office:value-type="string">
            <text:p>ID du foyer</text:p>
          </table:table-cell>
          <table:table-cell office:value-type="string">
            <text:p>ID de la personne</text:p>
            <text:p>Interrogée</text:p>
          </table:table-cell>
          <table:table-cell office:value-type="string">
            <text:p>Indique l'ordre dans lequel</text:p>
            <text:p>les enquêtes ont été réalisées</text:p>
          </table:table-cell>
          <table:table-cell table:style-name="Default" office:value-type="string">
            <text:p>Nombre de personnes</text:p>
            <text:p>présentes dans un foyer</text:p>
          </table:table-cell>
          <table:table-cell office:value-type="string">
            <text:p>Indique les options de </text:p>
            <text:p>Transport de la personne</text:p>
            <text:p>Interrogée</text:p>
          </table:table-cell>
          <table:table-cell office:value-type="string">
            <text:p>Indique si le foyer de la</text:p>
            <text:p>Personne a un ordinateur</text:p>
            <text:p>Et/ou accès à internet </text:p>
          </table:table-cell>
          <table:table-cell office:value-type="string">
            <text:p>Indique si la personne</text:p>
            <text:p>Vit dans une zone urbaine</text:p>
          </table:table-cell>
          <table:table-cell office:value-type="string">
            <text:p>Indique l'âge du benjamin</text:p>
            <text:p>Du foyer </text:p>
          </table:table-cell>
          <table:table-cell table:style-name="ce6" office:value-type="string">
            <text:p><text:span text:style-name="T1">Indique l'âge du benjamin</text:span></text:p>
            <text:p><text:span text:style-name="T1">Du foyer (Pour Hongrie)</text:span></text:p>
          </table:table-cell>
          <table:table-cell office:value-type="string">
            <text:p>Indique l'âge</text:p>
            <text:p>De la personne</text:p>
          </table:table-cell>
          <table:table-cell office:value-type="string">
            <text:p>Indique le sexe</text:p>
            <text:p>De la personne</text:p>
          </table:table-cell>
          <table:table-cell office:value-type="string">
            <text:p>Indique si la personne</text:p>
            <text:p>Est citoyen ou natif du</text:p>
            <text:p>Pays</text:p>
          </table:table-cell>
          <table:table-cell office:value-type="string">
            <text:p>Indique si la personne</text:p>
            <text:p>Vit avec un époux/se ou </text:p>
            <text:p>Partenaire</text:p>
          </table:table-cell>
          <table:table-cell/>
          <table:table-cell office:value-type="string">
            <text:p>Indique la situation</text:p>
            <text:p>Professionnelle de la </text:p>
            <text:p>Personne</text:p>
          </table:table-cell>
          <table:table-cell office:value-type="string">
            <text:p>Indique la situation</text:p>
            <text:p>Professionnelle du partenaire</text:p>
            <text:p>De la personne</text:p>
          </table:table-cell>
          <table:table-cell office:value-type="string">
            <text:p>Indique si la personne</text:p>
            <text:p>Travaille dans le secteur</text:p>
            <text:p>Public ou privé</text:p>
          </table:table-cell>
          <table:table-cell office:value-type="string">
            <text:p>Indique si la personne </text:p>
            <text:p>Était sans emploi durant </text:p>
            <text:p>La période de l'enquête</text:p>
          </table:table-cell>
          <table:table-cell table:style-name="ce6" office:value-type="string">
            <text:p><text:span text:style-name="T1">Indique si la personne </text:span></text:p>
            <text:p><text:span text:style-name="T1">Était étudiant <text:s/>durant </text:span></text:p>
            <text:p><text:span text:style-name="T1">La période de l'enquête</text:span></text:p>
          </table:table-cell>
          <table:table-cell office:value-type="string">
            <text:p>Indique l'état de santé </text:p>
            <text:p>De la personne</text:p>
          </table:table-cell>
          <table:table-cell office:value-type="string">
            <text:p>Indique si la personne</text:p>
            <text:p>A un handicap </text:p>
          </table:table-cell>
          <table:table-cell office:value-type="string">
            <text:p>Indique le revenu</text:p>
            <text:p>Annuel du foyer</text:p>
          </table:table-cell>
          <table:table-cell office:value-type="string">
            <text:p>NUL</text:p>
          </table:table-cell>
          <table:table-cell office:value-type="string">
            <text:p>Activité incluant toutes les</text:p>
            <text:p>Activités liées aux enfants</text:p>
          </table:table-cell>
          <table:table-cell office:value-type="string">
            <text:p>Activité correspondant au</text:p>
            <text:p>Temps passé durant le trajet</text:p>
            <text:p>Du foyer au lieu de travail</text:p>
          </table:table-cell>
          <table:table-cell office:value-type="string">
            <text:p>Activité correspondant </text:p>
            <text:p>À la cuisine</text:p>
          </table:table-cell>
          <table:table-cell office:value-type="string">
            <text:p>Activité incluant toutes les </text:p>
            <text:p>Activités culturelles</text:p>
          </table:table-cell>
          <table:table-cell office:value-type="string">
            <text:p>Activité correspondant aux</text:p>
            <text:p>Courses alimentaires</text:p>
          </table:table-cell>
          <table:table-cell office:value-type="string">
            <text:p>Activité incluant les </text:p>
            <text:p>Loisirs à la maison</text:p>
          </table:table-cell>
          <table:table-cell office:value-type="string">
            <text:p>Activité incluant les tâches</text:p>
            <text:p>Ménagères</text:p>
          </table:table-cell>
          <table:table-cell office:value-type="string">
            <text:p>Activité correspondant aux</text:p>
            <text:p>Repas</text:p>
          </table:table-cell>
          <table:table-cell office:value-type="string">
            <text:p>Activité incluant toutes les</text:p>
            <text:p>Activités liées à la religion</text:p>
          </table:table-cell>
          <table:table-cell office:value-type="string">
            <text:p>Activité correspondant au </text:p>
            <text:p>Temps passé à l'école</text:p>
          </table:table-cell>
          <table:table-cell office:value-type="string">
            <text:p>Activité correspondant </text:p>
            <text:p>Au temps de sommeil</text:p>
          </table:table-cell>
          <table:table-cell office:value-type="string">
            <text:p>Activité incluant toutes les </text:p>
            <text:p>Activités dites sociales</text:p>
          </table:table-cell>
          <table:table-cell office:value-type="string">
            <text:p>Activité incluant toutes les </text:p>
            <text:p>Activités sportives</text:p>
          </table:table-cell>
          <table:table-cell office:value-type="string">
            <text:p>Activité correspondant aux</text:p>
            <text:p>Voyages</text:p>
          </table:table-cell>
          <table:table-cell office:value-type="string">
            <text:p>Activité correspondant à l'entretien</text:p>
            <text:p>Du linge de maison <text:s/>(lessive, repassage..)</text:p>
          </table:table-cell>
          <table:table-cell office:value-type="string">
            <text:p>Activité correspondant</text:p>
            <text:p>Au temps de travail rémunéré</text:p>
          </table:table-cell>
          <table:table-cell office:value-type="string">
            <text:p>Activité correspondant aux pauses</text:p>
            <text:p>Durant le travail</text:p>
          </table:table-cell>
        </table:table-row>
        <table:table-row table:style-name="ro3">
          <table:table-cell office:value-type="string">
            <text:p>Les deux premiers caractères</text:p>
            <text:p>correspondent au code</text:p>
            <text:p>du PAYS</text:p>
            <text:p>Les quatres suivants </text:p>
            <text:p>correspondent à l'ANNÉE</text:p>
          </table:table-cell>
          <table:table-cell table:style-name="ce3" office:value-type="string">
            <text:p>Une variable numérique</text:p>
            <text:p>à 9 caractères</text:p>
          </table:table-cell>
          <table:table-cell/>
          <table:table-cell office:value-type="string">
            <text:p>La variable provient des données</text:p>
            <text:p>originelles excepté les cas où il </text:p>
            <text:p>n'y avait pas d'id de foyer. </text:p>
            <text:p>Dans ces cas là, MTSU crée un ID </text:p>
            <text:p>HLDID = 0</text:p>
          </table:table-cell>
          <table:table-cell table:style-name="ce3" office:value-type="string">
            <text:p>À modifier et à </text:p>
            <text:p>traiter nous même </text:p>
          </table:table-cell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33"/>
        </table:table-row>
        <table:table-row table:style-name="ro4">
          <table:table-cell table:number-columns-repeated="2"/>
          <table:table-cell office:value-type="string">
            <text:p>NL</text:p>
          </table:table-cell>
          <table:table-cell office:value-type="string">
            <text:p>Une variable à 9 carac. </text:p>
            <text:p>Sauf quand HLDID = 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0 : Aucun véhicule</text:p>
          </table:table-cell>
          <table:table-cell office:value-type="string">
            <text:p>00 : Non</text:p>
          </table:table-cell>
          <table:table-cell office:value-type="string">
            <text:p>01 : Urban / Suburban</text:p>
          </table:table-cell>
          <table:table-cell office:value-type="string">
            <text:p>001 : 0-4 ans</text:p>
          </table:table-cell>
          <table:table-cell office:value-type="string">
            <text:p>01 : 0-6 ans</text:p>
          </table:table-cell>
          <table:table-cell office:value-type="string">
            <text:p>Une variable numérique à 3 caractères.</text:p>
          </table:table-cell>
          <table:table-cell office:value-type="string">
            <text:p>01 : Homme</text:p>
          </table:table-cell>
          <table:table-cell office:value-type="string">
            <text:p>00 : Non</text:p>
          </table:table-cell>
          <table:table-cell office:value-type="string">
            <text:p>01 : En couple (marriage/</text:p>
            <text:p>Concubinage/pacsé)</text:p>
          </table:table-cell>
          <table:table-cell/>
          <table:table-cell table:number-columns-repeated="2" office:value-type="string">
            <text:p>01 : Plein temps</text:p>
          </table:table-cell>
          <table:table-cell office:value-type="string">
            <text:p>01 : Secteur public</text:p>
          </table:table-cell>
          <table:table-cell office:value-type="string">
            <text:p>00 : Pas sans emploi</text:p>
          </table:table-cell>
          <table:table-cell office:value-type="string">
            <text:p>00 : Pas étudiant</text:p>
          </table:table-cell>
          <table:table-cell office:value-type="string">
            <text:p>00 : Pauvre / Faible</text:p>
          </table:table-cell>
          <table:table-cell office:value-type="string">
            <text:p>00 : Non</text:p>
          </table:table-cell>
          <table:table-cell office:value-type="string">
            <text:p>01 : 25% plus ba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ES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01 : Seulement animal</text:p>
          </table:table-cell>
          <table:table-cell office:value-type="string">
            <text:p>01 : Oui</text:p>
          </table:table-cell>
          <table:table-cell office:value-type="string">
            <text:p>02 : Rural / Semi-rural</text:p>
          </table:table-cell>
          <table:table-cell office:value-type="string">
            <text:p>002 : 5-12 ans</text:p>
          </table:table-cell>
          <table:table-cell office:value-type="string">
            <text:p>-8 : Missing</text:p>
          </table:table-cell>
          <table:table-cell/>
          <table:table-cell office:value-type="string">
            <text:p>02 : Femme</text:p>
          </table:table-cell>
          <table:table-cell office:value-type="string">
            <text:p>01 : Oui</text:p>
          </table:table-cell>
          <table:table-cell office:value-type="string">
            <text:p>02 : Pas en couple</text:p>
          </table:table-cell>
          <table:table-cell/>
          <table:table-cell table:number-columns-repeated="2" office:value-type="string">
            <text:p>02 : Temps partiel</text:p>
          </table:table-cell>
          <table:table-cell office:value-type="string">
            <text:p>02 : Secteur privé</text:p>
          </table:table-cell>
          <table:table-cell office:value-type="string">
            <text:p>01 : Sans emploi</text:p>
          </table:table-cell>
          <table:table-cell office:value-type="string">
            <text:p>01 : Étudiant</text:p>
          </table:table-cell>
          <table:table-cell office:value-type="string">
            <text:p>01 : Moyen</text:p>
          </table:table-cell>
          <table:table-cell office:value-type="string">
            <text:p>01 : Oui</text:p>
          </table:table-cell>
          <table:table-cell office:value-type="string">
            <text:p>02 : Milieu 50%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UK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02 : Véhicule non motorisé</text:p>
          </table:table-cell>
          <table:table-cell office:value-type="string">
            <text:p>-7 : Non applicable / Not asked</text:p>
          </table:table-cell>
          <table:table-cell table:style-name="ce6" office:value-type="string">
            <text:p>-7 : Non applicable / Not asked</text:p>
          </table:table-cell>
          <table:table-cell office:value-type="string">
            <text:p>003 : 13-17 ans</text:p>
          </table:table-cell>
          <table:table-cell office:value-type="string">
            <text:p>-9 : Could not be created</text:p>
          </table:table-cell>
          <table:table-cell/>
          <table:table-cell office:value-type="string">
            <text:p>-8 : Missing</text:p>
          </table:table-cell>
          <table:table-cell office:value-type="string">
            <text:p>-7 : Non applicable / Not asked</text:p>
          </table:table-cell>
          <table:table-cell office:value-type="string">
            <text:p>-8 : Missing</text:p>
          </table:table-cell>
          <table:table-cell/>
          <table:table-cell table:number-columns-repeated="2" office:value-type="string">
            <text:p>03 : Temps heure inconnu</text:p>
          </table:table-cell>
          <table:table-cell office:value-type="string">
            <text:p>-7 : Non applicable / Not asked</text:p>
          </table:table-cell>
          <table:table-cell office:value-type="string">
            <text:p>-8 : Missing</text:p>
          </table:table-cell>
          <table:table-cell office:value-type="string">
            <text:p>-7 : Non applicable / Not asked</text:p>
          </table:table-cell>
          <table:table-cell office:value-type="string">
            <text:p>02 : Bon </text:p>
          </table:table-cell>
          <table:table-cell office:value-type="string">
            <text:p>-7 : Non applicable / Not asked</text:p>
          </table:table-cell>
          <table:table-cell office:value-type="string">
            <text:p>03 : 25% plus haut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US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03 : 1 voiture / motocycle</text:p>
          </table:table-cell>
          <table:table-cell office:value-type="string">
            <text:p>-8 : Missing</text:p>
          </table:table-cell>
          <table:table-cell table:style-name="ce6" office:value-type="string">
            <text:p>-8 : Missing</text:p>
          </table:table-cell>
          <table:table-cell office:value-type="string">
            <text:p>004 : 18+</text:p>
          </table:table-cell>
          <table:table-cell table:number-columns-repeated="3"/>
          <table:table-cell office:value-type="string">
            <text:p>-8 : Missing</text:p>
          </table:table-cell>
          <table:table-cell table:number-columns-repeated="2"/>
          <table:table-cell table:number-columns-repeated="2" office:value-type="string">
            <text:p>04 : Non rémunéré</text:p>
          </table:table-cell>
          <table:table-cell office:value-type="string">
            <text:p>-8 : Missing</text:p>
          </table:table-cell>
          <table:table-cell/>
          <table:table-cell office:value-type="string">
            <text:p>-8 : Missing</text:p>
          </table:table-cell>
          <table:table-cell office:value-type="string">
            <text:p>03 : Très bon</text:p>
          </table:table-cell>
          <table:table-cell office:value-type="string">
            <text:p>-8 : Missing</text:p>
          </table:table-cell>
          <table:table-cell office:value-type="string">
            <text:p>-7 : Non applicable / Not asked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FR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04 : 2+ voitures / motocycles</text:p>
          </table:table-cell>
          <table:table-cell table:number-columns-repeated="2"/>
          <table:table-cell office:value-type="string">
            <text:p>-007 : Non applicable / Not asked</text:p>
          </table:table-cell>
          <table:table-cell table:number-columns-repeated="6"/>
          <table:table-cell table:number-columns-repeated="2" office:value-type="string">
            <text:p>-7 : Non demandé </text:p>
          </table:table-cell>
          <table:table-cell table:number-columns-repeated="3"/>
          <table:table-cell office:value-type="string">
            <text:p>-7 : Non applicable / Not asked</text:p>
          </table:table-cell>
          <table:table-cell office:value-type="string">
            <text:p>-9 : N'a pas pu être créé</text:p>
          </table:table-cell>
          <table:table-cell office:value-type="string">
            <text:p>-8 : Missing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AT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8 : Missing</text:p>
          </table:table-cell>
          <table:table-cell table:number-columns-repeated="2"/>
          <table:table-cell office:value-type="string">
            <text:p>-008 : Missing</text:p>
          </table:table-cell>
          <table:table-cell table:number-columns-repeated="6"/>
          <table:table-cell table:number-columns-repeated="2" office:value-type="string">
            <text:p>-8 : Missing</text:p>
          </table:table-cell>
          <table:table-cell table:number-columns-repeated="3"/>
          <table:table-cell office:value-type="string">
            <text:p>-8 : Missing</text:p>
          </table:table-cell>
          <table:table-cell/>
          <table:table-cell office:value-type="string">
            <text:p>-9 : N'a pas pu être créé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FI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9 : Non applicable / Not asked</text:p>
          </table:table-cell>
          <table:table-cell table:number-columns-repeated="10"/>
          <table:table-cell office:value-type="string">
            <text:p>00 : Inconnu</text:p>
          </table:table-cell>
          <table:table-cell table:number-columns-repeated="3"/>
          <table:table-cell office:value-type="string">
            <text:p>-9 : N'a pas pu être créé</text:p>
          </table:table-cell>
          <table:table-cell table:number-columns-repeated="20"/>
        </table:table-row>
        <table:table-row table:style-name="ro5">
          <table:table-cell table:number-columns-repeated="2"/>
          <table:table-cell office:value-type="string">
            <text:p>CA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6"/>
        </table:table-row>
        <table:table-row table:style-name="ro5">
          <table:table-cell table:number-columns-repeated="2"/>
          <table:table-cell office:value-type="string">
            <text:p>IL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6"/>
        </table:table-row>
        <table:table-row table:style-name="ro5">
          <table:table-cell table:number-columns-repeated="2"/>
          <table:table-cell office:value-type="string">
            <text:p>HU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6"/>
        </table:table-row>
        <table:table-row table:style-name="ro5">
          <table:table-cell table:number-columns-repeated="2"/>
          <table:table-cell office:value-type="string">
            <text:p>BG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6"/>
        </table:table-row>
        <table:table-row table:style-name="ro5">
          <table:table-cell table:number-columns-repeated="2"/>
          <table:table-cell office:value-type="string">
            <text:p>IT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3">
            <text:p>13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4">
            <text:p>14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5">
            <text:p>15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6">
            <text:p>16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7">
            <text:p>17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8">
            <text:p>18</text:p>
          </table:table-cell>
          <table:table-cell table:number-columns-repeated="36"/>
        </table:table-row>
        <table:table-row table:style-name="ro5">
          <table:table-cell table:number-columns-repeated="6"/>
          <table:table-cell office:value-type="float" office:value="19">
            <text:p>19</text:p>
          </table:table-cell>
          <table:table-cell table:number-columns-repeated="36"/>
        </table:table-row>
        <table:table-row table:style-name="ro6">
          <table:table-cell table:number-columns-repeated="6"/>
          <table:table-cell office:value-type="string">
            <text:p>-08 missing</text:p>
          </table:table-cell>
          <table:table-cell table:number-columns-repeated="36"/>
        </table:table-row>
        <table:table-row table:style-name="ro7">
          <table:table-cell table:number-columns-repeated="5"/>
          <table:table-cell table:style-name="ce5" office:value-type="string">
            <text:p>Comparability : FINLAND</text:p>
          </table:table-cell>
          <table:table-cell table:style-name="Default"/>
          <table:table-cell table:style-name="ce5" office:value-type="string">
            <text:p><text:span text:style-name="T1">Comparability : </text:span></text:p>
            <text:p><text:span text:style-name="T1">- Canada 2010 : "All the time", "Some of the time"</text:span></text:p>
            <text:p><text:span text:style-name="T1"><text:s/></text:span><text:span text:style-name="T1">and "Rarely" sont codés tel que VEHICLE=3</text:span></text:p>
            <text:p><text:span text:style-name="T1">1 voiture or motorcycle) et la réponse</text:span></text:p>
            <text:p><text:span text:style-name="T1">Never is codée comme VEHICLE=1 (Aucun). </text:span></text:p>
            <text:p><text:span text:style-name="T1">- Finland 1979 : Seulement réponse binaire. Du coup</text:span></text:p>
            <text:p><text:span text:style-name="T1">Oui : VEHICLE = 3 et Non : VEHICLE = 1, </text:span></text:p>
            <text:p><text:span text:style-name="T1">Cependant ces réponses peuvent contenir 2 ou</text:span></text:p>
            <text:p><text:span text:style-name="T1">Plusieurs voitures ou motocyles.</text:span></text:p>
            <text:p><text:span text:style-name="T1">- France 1985 : Tous les foyers qui ont des chevaux </text:span></text:p>
            <text:p><text:span text:style-name="T1">(ou autres animaux) ont aussi des voitures. </text:span></text:p>
            <text:p><text:span text:style-name="T1">Il n'y a donc pas de transport uniquement animal.</text:span></text:p>
            <text:p><text:span text:style-name="T1">- Pays-Bas 1975 : On ne peut pas dire si un foyer</text:span></text:p>
            <text:p><text:span text:style-name="T1">Possède plus d'une voiture.</text:span></text:p>
            <text:p><text:span text:style-name="T1">- Royaume-Uni 1974 : On ne peut pas savoir si les foyers</text:span></text:p>
            <text:p><text:span text:style-name="T1">Sans voiture ont d'autres moyens de transport.</text:span></text:p>
            <text:p><text:span text:style-name="T1">2005 : Une seule varible qui dit s'il y a des véhicules</text:span></text:p>
            <text:p><text:span text:style-name="T1">Motorisés.</text:span></text:p>
            <text:p><text:span text:style-name="T1">- USA 1975 : Pas de questions sur le nombre de voitures</text:span></text:p>
            <text:p><text:span text:style-name="T1">Mais sur le nombre de vélos, motos.. </text:span></text:p>
            <text:p><text:span text:style-name="T1">1992-94 : On n'a pas le nombre de véhicules par foyer. </text:span></text:p>
            <text:p><text:span text:style-name="T1">L'enquête pose plusieurs questions et si la personne répond</text:span></text:p>
            <text:p><text:span text:style-name="T1">Oui, alors on considère qu'elle a un véhicule.</text:span></text:p>
            <text:p><text:span text:style-name="T1">À prendre avec des pincettes ! </text:span></text:p>
          </table:table-cell>
          <table:table-cell table:style-name="ce5" office:value-type="string">
            <text:p><text:span text:style-name="T1">Comparability : </text:span></text:p>
            <text:p><text:span text:style-name="T1">- Espagne 2009 : Il n'y a pas de </text:span></text:p>
            <text:p><text:span text:style-name="T1">Variable de ce type. La variable</text:span></text:p>
            <text:p><text:span text:style-name="T1">Est donc crée en fonction des </text:span></text:p>
            <text:p><text:span text:style-name="T1">Activités effectuées (Programming,</text:span></text:p>
            <text:p><text:span text:style-name="T1">Looking for information online...)</text:span></text:p>
            <text:p><text:span text:style-name="T1">- USA : Pour 1998-2001, l'info</text:span></text:p>
            <text:p><text:span text:style-name="T1">Est seulement valable pour</text:span></text:p>
            <text:p><text:span text:style-name="T1">L'enquête 1998-99 FISCT</text:span></text:p>
          </table:table-cell>
          <table:table-cell table:style-name="ce5" office:value-type="string">
            <text:p><text:span text:style-name="T1">Comparability : </text:span></text:p>
            <text:p><text:span text:style-name="T1">- Canada 2010 : l'indicateur</text:span></text:p>
            <text:p><text:span text:style-name="T1">Pour les centres de population</text:span></text:p>
            <text:p><text:span text:style-name="T1">Est divisé entre </text:span></text:p>
            <text:p><text:span text:style-name="T1">Larger urban population</text:span></text:p>
            <text:p><text:span text:style-name="T1">centers (CMA/CA), rural areas </text:span></text:p>
            <text:p><text:span text:style-name="T1">and small population centers </text:span></text:p>
            <text:p><text:span text:style-name="T1">(non-CMA/CA) <text:s/>and Prince Edward Island. </text:span></text:p>
            <text:p><text:span text:style-name="T1">- France 1998 : Les régions rurales sont</text:span></text:p>
            <text:p><text:span text:style-name="T1">Identifiées comme rural / semi-rural et </text:span></text:p>
            <text:p><text:span text:style-name="T1">Les régions urbaines sont inclues dans</text:span></text:p>
            <text:p><text:span text:style-name="T1">Les zones urbaines avec moins de 20 000</text:span></text:p>
            <text:p><text:span text:style-name="T1">Habitants.</text:span></text:p>
            <text:p><text:span text:style-name="T1">- Espagne : Urban/Suburban inclut les villes</text:span></text:p>
            <text:p><text:span text:style-name="T1">Avec 50 000 habs ou plus, Rural/Semi-rural</text:span></text:p>
            <text:p><text:span text:style-name="T1">Inclut les villes avec moins de 50 000 hab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number-columns-repeated="2"/>
          <table:table-cell table:style-name="ce6" office:value-type="string">
            <text:p><text:span text:style-name="T1">Quand l'âge est enregistré</text:span></text:p>
            <text:p><text:span text:style-name="T1">Par des catégories, le milieu de</text:span></text:p>
            <text:p><text:span text:style-name="T1">Chaque groupe est assigné (par</text:span></text:p>
            <text:p><text:span text:style-name="T1">Exemple 17 pour le groupe 15-19).</text:span></text:p>
            <text:p><text:span text:style-name="T1">Quand les enquêtes incluent </text:span></text:p>
            <text:p><text:span text:style-name="T1">Seulement l'année de naissance,</text:span></text:p>
            <text:p><text:span text:style-name="T1">L'âge est calculé en soustrayant la date</text:span></text:p>
            <text:p><text:span text:style-name="T1">De naissance à l'année de l'enquête.</text:span></text:p>
            <text:p><text:span text:style-name="T1"/></text:p>
            <text:p><text:span text:style-name="T1"/></text:p>
            <text:p><text:span text:style-name="T1">Comparability : </text:span></text:p>
            <text:p><text:span text:style-name="T1">80+ coded as 80 </text:span></text:p>
            <text:p><text:span text:style-name="T1"/></text:p>
            <text:p><text:span text:style-name="T1">Canada: 2010</text:span></text:p>
            <text:p><text:span text:style-name="T1">Netherlands: 1975, 1980, 1985, 1990, 1995, 2000, 2005</text:span></text:p>
            <text:p><text:span text:style-name="T1">Spain: 2002, 2009</text:span></text:p>
            <text:p><text:span text:style-name="T1">United Kingdom: 1974, 1983, 1987, 1995, 2000, 2005</text:span></text:p>
            <text:p><text:span text:style-name="T1">United States: 1965, 1975, 1985, 1993, 1995, 1998, 2003-2012</text:span></text:p>
            <text:p><text:span text:style-name="T1"/></text:p>
            <text:p><text:span text:style-name="T1">90+ coded as 90 </text:span></text:p>
            <text:p><text:span text:style-name="T1"/></text:p>
            <text:p><text:span text:style-name="T1">Austria: 1992</text:span></text:p>
            <text:p><text:span text:style-name="T1">France: 1985, 1998</text:span></text:p>
            <text:p><text:span text:style-name="T1">Finland: 1979</text:span></text:p>
            <text:p><text:span text:style-name="T1"/></text:p>
            <text:p><text:span text:style-name="T1"/></text:p>
            <text:p><text:span text:style-name="T1">- Canada 2010 : </text:span></text:p>
            <text:p><text:span text:style-name="T1">AGEGR5 - AGE (recoded) </text:span></text:p>
            <text:p><text:span text:style-name="T1">15 to 17 - 16 </text:span></text:p>
            <text:p><text:span text:style-name="T1">18 to 19 - 18 </text:span></text:p>
            <text:p><text:span text:style-name="T1">20 to 24 - 22 </text:span></text:p>
            <text:p><text:span text:style-name="T1">25 to 29 - 27 </text:span></text:p>
            <text:p><text:span text:style-name="T1">30 to 34 - 32 </text:span></text:p>
            <text:p><text:span text:style-name="T1">35 to 39 - 37 </text:span></text:p>
            <text:p><text:span text:style-name="T1">40 to 44 - 42 </text:span></text:p>
            <text:p><text:span text:style-name="T1">45 to 49 - 47 </text:span></text:p>
            <text:p><text:span text:style-name="T1">50 to 54 - 52 </text:span></text:p>
            <text:p><text:span text:style-name="T1">55 to 59 - 57 </text:span></text:p>
            <text:p><text:span text:style-name="T1">60 to 64 - 62 </text:span></text:p>
            <text:p><text:span text:style-name="T1">65 to 69 - 67 </text:span></text:p>
            <text:p><text:span text:style-name="T1">70 to 74 - 72 </text:span></text:p>
            <text:p><text:span text:style-name="T1">75 to 79 - 77 </text:span></text:p>
            <text:p><text:span text:style-name="T1">80 years and over -80</text:span></text:p>
            <text:p><text:span text:style-name="T1"/></text:p>
            <text:p><text:span text:style-name="T1">- Finlande 1979 : Plusieurs cas manquants ont été</text:span></text:p>
            <text:p><text:span text:style-name="T1">Assigné 18 ans.</text:span></text:p>
            <text:p><text:span text:style-name="T1">- Pays-Bas 2000-2005 : Âge calculé avec date et année enquête</text:span></text:p>
            <text:p><text:span text:style-name="T1">- USA 1998-2001 : Pas de question sur l'âge, l'équipe a recontacté</text:span></text:p>
            <text:p><text:span text:style-name="T1">Les participants et 287 n'ont pas répondu.</text:span></text:p>
          </table:table-cell>
          <table:table-cell/>
          <table:table-cell table:style-name="ce3" office:value-type="string">
            <text:p>Comparability : </text:p>
            <text:p>- Canada 2010 : Seulement les</text:p>
            <text:p>Personnes nées au Canada ont la</text:p>
            <text:p>Citoyenneté</text:p>
            <text:p>- Royaume-Uni : Les personnes nées</text:p>
            <text:p>Au UK sont assignées comme citoyens.</text:p>
            <text:p>Les enfants de citoyens le sont également.</text:p>
            <text:p>Les enfants des personnes non citoyennes</text:p>
            <text:p>Sont codés en -7.</text:p>
            <text:p>- USA 1975 : Seulement une question sur</text:p>
            <text:p>Le pays où l'interrogé, ses parents et ses </text:p>
            <text:p>Grands-parents sont nés. Les personnées</text:p>
            <text:p>Nées aux USA ou leurs parents sont consiérés</text:p>
            <text:p>Comme citoyens.</text:p>
          </table:table-cell>
          <table:table-cell table:style-name="ce3" office:value-type="string">
            <text:p>Comparability : </text:p>
            <text:p>- Hongrie 2009 : La donnée</text:p>
            <text:p>N'était disponible que pour</text:p>
            <text:p>Les personnes vivant avec</text:p>
            <text:p>Un partenaire. La variable</text:p>
            <text:p>Est manquante pour toutes</text:p>
            <text:p>Les autres réponses.</text:p>
            <text:p>- Italie 2002 : La variable n'est</text:p>
            <text:p>Pas disponible mais elle est construite</text:p>
            <text:p>En se basant sur d'autres variables </text:p>
            <text:p>Liées.</text:p>
            <text:p>- Royaume-Uni 1974 : Pareil</text:p>
          </table:table-cell>
          <table:table-cell/>
          <table:table-cell table:style-name="ce3" office:value-type="string">
            <text:p>Comparability : </text:p>
            <text:p>- Finlande 1979 : seules variables</text:p>
            <text:p>Dispos : "employed", "unemployed", </text:p>
            <text:p>"student", "chronic disability/illness", </text:p>
            <text:p>"pensioner otherwise", "homemaker" </text:p>
            <text:p>or "other"</text:p>
            <text:p>- Italie 2002 : Il y a 33 étudiants,</text:p>
            <text:p>38 retraités et 32 non employés avec</text:p>
            <text:p>Des heures de travail.</text:p>
            <text:p>Ces personnes ont été assignées comme</text:p>
            <text:p>Employés. EMP=1 et EMPSTAT= 3.</text:p>
            <text:p>- Pays-Bas : Les personnes qui travaillent</text:p>
            <text:p>30 heures ou moins sont codées comme</text:p>
            <text:p>Employés à temps partiel.</text:p>
          </table:table-cell>
          <table:table-cell table:style-name="ce3" office:value-type="string">
            <text:p>Comparability :</text:p>
            <text:p>- Pays-Bas : la variable ne </text:p>
            <text:p>Distingue pas le temps plein</text:p>
            <text:p>Et le temps partiel des épouses</text:p>
            <text:p>Avant 2000. Du coup toutes les</text:p>
            <text:p>Épouses qui sont employées sont</text:p>
            <text:p>Assignées comme temps heure </text:p>
            <text:p>Inconnu.</text:p>
            <text:p/>
          </table:table-cell>
          <table:table-cell/>
          <table:table-cell table:style-name="ce3" office:value-type="string">
            <text:p>Comparability : </text:p>
            <text:p>- </text:p>
          </table:table-cell>
          <table:table-cell table:style-name="ce3" office:value-type="string">
            <text:p>Comparability : </text:p>
            <text:p>- Espagne 2009 : Le nombre d'étudiants</text:p>
            <text:p>Avec des petites heures de travail a pu être</text:p>
            <text:p>Sous-estimé.</text:p>
            <text:p>- Royaume-Uni : </text:p>
            <text:p>En 1974 : Cette variable est basé sur une variable</text:p>
            <text:p>D'activité éonomique où « étudiant » était une catégorie.</text:p>
            <text:p>En 1987 : Les personnes sont assignées étudiants</text:p>
            <text:p>Si leur activité économique est étudiant ou s'ils ont moins</text:p>
            <text:p>De 16 ans.</text:p>
            <text:p>En 1995 : Les personnes sont assignées étudiants s'ils</text:p>
            <text:p>Sont « encore en templs plein étudiant ».</text:p>
            <text:p>- USA : </text:p>
            <text:p>En 1992-94 : Peut être seulement créé pour les perosnnes</text:p>
            <text:p>Qui n'ont aucune heure de travail</text:p>
            <text:p>En 1994-95 : Les étudiants salariés peuve être identifiés.</text:p>
            <text:p>Pour 1998-2001 : STUDENT est créé comme variable de </text:p>
            <text:p>Statut de l'activité économique. </text:p>
          </table:table-cell>
          <table:table-cell table:style-name="ce3" office:value-type="string">
            <text:p>Comparability : </text:p>
            <text:p>- Finlande 1979 : Les personnes sont </text:p>
            <text:p>Considérés comme ayant une santé « pauvre »</text:p>
            <text:p>Si leur maladie les limite dans la vie de tous les jours.</text:p>
            <text:p>« Santé moyenn » s'ils ont des symptomes récurrents</text:p>
            <text:p>Ou diagnostiqué avec une maladie chronique et « bonne »</text:p>
            <text:p>Santé si elle ne répond à aucun des cas précédents. </text:p>
            <text:p>- Royaume-Uni 1983 : Échelle 0-2 : poor, 3-5 : fair,</text:p>
            <text:p>6-8 : good, 9-10 : very good</text:p>
            <text:p/>
            <text:p/>
            <text:p/>
            <text:p/>
          </table:table-cell>
          <table:table-cell table:style-name="ce3" office:value-type="string">
            <text:p>Comparability :</text:p>
          </table:table-cell>
          <table:table-cell table:style-name="ce3" office:value-type="string">
            <text:p>Comparability : </text:p>
            <text:p>- Australie 1992 : Pas de variable</text:p>
            <text:p>De revenu, utilisation de la variable</text:p>
            <text:p>Des coûts de logement.</text:p>
            <text:p>- </text:p>
          </table:table-cell>
          <table:table-cell table:number-columns-repeated="18"/>
        </table:table-row>
      </table:table>
      <table:table table:name="Feuille2" table:style-name="ta1" table:print="false">
        <table:table-column table:style-name="co17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23:1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32:09</meta:creation-date>
    <dc:date>2019-03-11T23:14:35</dc:date>
    <meta:editing-duration>PT2H27M16S</meta:editing-duration>
    <meta:editing-cycles>22</meta:editing-cycles>
    <meta:generator>OpenOffice/4.1.1$Unix OpenOffice.org_project/411m6$Build-9775</meta:generator>
    <meta:document-statistic meta:table-count="3" meta:cell-count="220" meta:object-count="0"/>
  </office:meta>
</office:document-meta>
</file>